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5.782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692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8.142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b3b3b3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21" style:family="table-cell" style:parent-style-name="Default" style:data-style-name="N1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">
      <style:table-cell-properties fo:background-color="#b3b3b3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b3b3b3"/>
    </style:style>
    <style:style style:name="ce18" style:family="table-cell" style:parent-style-name="Default" style:data-style-name="N2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2">
      <style:table-cell-properties fo:background-color="transparen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Update Trains onl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ove trains without generating Incidents"/>
              </form:properties>
              <office:event-listeners>
                <script:event-listener script:language="ooo:script" script:event-name="dom:mousedown" xlink:href="vnd.sun.star.script:kitten|test.py$update_line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Reset Train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ove trains to start-of-day positions"/>
              </form:properties>
              <office:event-listeners>
                <script:event-listener script:language="ooo:script" script:event-name="dom:mousedown" xlink:href="vnd.sun.star.script:kitten|test.py$reset_line?language=Python&amp;location=user" xlink:type="simple"/>
              </office:event-listeners>
            </form:button>
            <form:button form:name="Push Button 2" form:control-implementation="ooo:com.sun.star.form.component.CommandButton" xml:id="control3" form:id="control3" form:label="Run St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ove trains &amp; generate incidents"/>
              </form:properties>
              <office:event-listeners>
                <script:event-listener script:language="ooo:script" script:event-name="dom:mousedown" xlink:href="vnd.sun.star.script:kitten|test.py$do_stage?language=Python&amp;location=user" xlink:type="simple"/>
              </office:event-listeners>
            </form:button>
          </form:form>
        </office:forms>
        <table:shapes>
          <draw:control draw:z-index="0" draw:text-style-name="P1" svg:width="4.46cm" svg:height="1.036cm" svg:x="1.897cm" svg:y="12.936cm" draw:control="control1"/>
          <draw:control draw:z-index="1" draw:text-style-name="P1" svg:width="4.454cm" svg:height="1.036cm" svg:x="7.184cm" svg:y="12.909cm" draw:control="control2"/>
          <draw:control draw:z-index="2" draw:text-style-name="P1" svg:width="4.42cm" svg:height="1.018cm" svg:x="2cm" svg:y="14.601c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2" table:default-cell-style-name="ce3"/>
        <table:table-column table:style-name="co5" table:number-columns-repeated="56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Depot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Station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Station2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Depot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i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itial_Trai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urnaround%W-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56"/>
        </table:table-row>
        <table:table-row table:style-name="ro1">
          <table:table-cell table:style-name="ce3" office:value-type="string" calcext:value-type="string">
            <text:p>Turnaround%E-W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number-columns-repeated="56"/>
        </table:table-row>
        <table:table-row table:style-name="ro1">
          <table:table-cell office:value-type="string" calcext:value-type="string">
            <text:p>TrainsW-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insE-W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W-E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E-W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ssengers</text:p>
          </table:table-cell>
          <table:table-cell/>
          <table:table-cell table:style-name="Default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Station_Attractiveness</text:p>
          </table:table-cell>
          <table:table-cell/>
          <table:table-cell table:style-name="Default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Train_Freq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Name</text:p>
          </table:table-cell>
          <table:table-cell office:value-type="string" calcext:value-type="string">
            <text:p>Test Line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Current_Time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Delays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Attractiveness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6"/>
          <table:table-cell table:number-columns-repeated="56"/>
        </table:table-row>
        <table:named-expressions>
          <table:named-range table:name="Data" table:base-cell-address="$Line.$A$1" table:cell-range-address="$Line.$A$1:.$H$16"/>
          <table:named-range table:name="Test" table:base-cell-address="$Line.$A$19" table:cell-range-address="$Line.$A$27:.$D$29"/>
        </table:named-expressions>
      </table:table>
      <table:table table:name="Incident_Typ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4" form:id="control4" form:label="Calculate Likelihoo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incident_types_likelihood?language=Python&amp;location=user" xlink:type="simple"/>
              </office:event-listeners>
            </form:button>
            <form:button form:name="Push Button 2" form:control-implementation="ooo:com.sun.star.form.component.CommandButton" xml:id="control5" form:id="control5" form:label="Generate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generate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6.036cm" svg:height="1.249cm" svg:x="2.514cm" svg:y="5.87cm" draw:control="control4"/>
          <draw:control draw:z-index="1" draw:text-style-name="P1" svg:width="5.981cm" svg:height="1.169cm" svg:x="2.569cm" svg:y="7.729cm" draw:control="control5"/>
        </table:shapes>
        <table:table-column table:style-name="co6" table:default-cell-style-name="ce6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row table:style-name="ro1">
          <table:table-cell office:value-type="string" calcext:value-type="string">
            <text:p>Incident_Type</text:p>
          </table:table-cell>
          <table:table-cell office:value-type="string" calcext:value-type="string">
            <text:p>Incident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Expected_Impact</text:p>
          </table:table-cell>
          <table:table-cell office:value-type="string" calcext:value-type="string">
            <text:p>Inverse_Impact</text:p>
          </table:table-cell>
          <table:table-cell office:value-type="string" calcext:value-type="string">
            <text:p>Likelihood_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s failur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56.6666666666667" calcext:value-type="float">
            <text:p>57</text:p>
          </table:table-cell>
          <table:table-cell table:style-name="ce17" office:value-type="float" office:value="0.0173410404624277" calcext:value-type="float">
            <text:p>0.02</text:p>
          </table:table-cell>
          <table:table-cell table:style-name="ce15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en-down train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float" office:value="0.0476190476190476" calcext:value-type="float">
            <text:p>0.05</text:p>
          </table:table-cell>
          <table:table-cell table:style-name="ce15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calator failure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en on the lin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float" office:value="0.0196078431372549" calcext:value-type="float">
            <text:p>0.02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table:style-name="ce7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 table:number-columns-repeated="2"/>
          <table:table-cell table:style-name="ce18"/>
          <table:table-cell table:style-name="ce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1" office:value-type="string" calcext:value-type="string">
            <text:p>Settings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22" office:value-type="string" calcext:value-type="string">
            <text:p>Incident_Frequency</text:p>
          </table:table-cell>
          <table:table-cell table:style-name="ce19" office:value-type="float" office:value="75" calcext:value-type="float">
            <text:p>75</text:p>
          </table:table-cell>
          <table:table-cell office:value-type="string" calcext:value-type="string">
            <text:p>%age chance of an incident happening in a round</text:p>
          </table:table-cell>
          <table:table-cell table:number-columns-repeated="5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office:value-type="string" calcext:value-type="string">
            <text:p>Other possibiliti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wage l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vis spot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gnal failure</text:p>
          </table:table-cell>
          <table:table-cell table:number-columns-repeated="6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Data" table:base-cell-address="$Incident_Types.$G$6" table:cell-range-address="$Incident_Types.$A$1:.$H$6"/>
          <table:named-range table:name="Settings" table:base-cell-address="$Incident_Types.$A$10" table:cell-range-address="$Incident_Types.$A$11:.$B$11"/>
        </table:named-expressions>
      </table:table>
      <table:table table:name="Incident_Respons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6" form:id="control6" form:label="Calculate Impac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overall_response_impacts?language=Python&amp;location=user" xlink:type="simple"/>
              </office:event-listeners>
            </form:button>
          </form:form>
        </office:forms>
        <table:shapes>
          <draw:control draw:z-index="0" draw:text-style-name="P1" svg:width="5.459cm" svg:height="1.301cm" svg:x="2.754cm" svg:y="8.607cm" draw:control="control6"/>
        </table:shapes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Incident_Example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Name</text:p>
          </table:table-cell>
          <table:table-cell office:value-type="string" calcext:value-type="string">
            <text:p>Effectiveness_Percent</text:p>
          </table:table-cell>
          <table:table-cell office:value-type="string" calcext:value-type="string">
            <text:p>Time_To_Fix</text:p>
          </table:table-cell>
          <table:table-cell office:value-type="string" calcext:value-type="string">
            <text:p>Reputation_Impact</text:p>
          </table:table-cell>
          <table:table-cell office:value-type="string" calcext:value-type="string">
            <text:p>Passenger_Impact_Percent</text:p>
          </table:table-cell>
          <table:table-cell office:value-type="string" calcext:value-type="string">
            <text:p>Overall_Impact</text:p>
          </table:table-cell>
        </table:table-row>
        <table:table-row table:style-name="ro1">
          <table:table-cell office:value-type="string" calcext:value-type="string">
            <text:p>Points st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ggle point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engineer with crowba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-lay points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-boot tra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nd train technicia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 train to depo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stai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ricate escalato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ergency escalator mainten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tten on 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it dow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kitten-whispere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ite RSPCA &amp; TV crew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float" office:value="80" calcext:value-type="float">
            <text:p>8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2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Overall impact: </text:p>
          </table:table-cell>
          <table:table-cell office:value-type="string" calcext:value-type="string">
            <text:p>reputation impact and passenger impact are applied for every step until fixed, so effectively multiplied by time-to-fi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page impact is time-to-fix x 5</text:p>
          </table:table-cell>
          <table:table-cell table:number-columns-repeated="7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Data" table:base-cell-address="$Incident_Responses.$D$22" table:cell-range-address="$Incident_Responses.$A$1:.$I$13"/>
        </table:named-expressions>
      </table:table>
      <table:table table:name="Inciden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2" form:control-implementation="ooo:com.sun.star.form.component.CommandButton" xml:id="control7" form:id="control7" form:label="Run St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ove trains &amp; generate incidents"/>
              </form:properties>
              <office:event-listeners>
                <script:event-listener script:language="ooo:script" script:event-name="dom:mousedown" xlink:href="vnd.sun.star.script:kitten|test.py$do_stage?language=Python&amp;location=user" xlink:type="simple"/>
              </office:event-listeners>
            </form:button>
            <form:button form:name="Push Button 1" form:control-implementation="ooo:com.sun.star.form.component.CommandButton" xml:id="control8" form:id="control8" form:label="Clear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clear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4.42cm" svg:height="1.169cm" svg:x="2.972cm" svg:y="0.4cm" draw:control="control7"/>
          <draw:control draw:z-index="1" draw:text-style-name="P1" svg:width="4.394cm" svg:height="1.089cm" svg:x="9.558cm" svg:y="0.478cm" draw:control="control8"/>
        </table:shapes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ce16"/>
        <table:table-column table:style-name="co22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Data_range:</text:p>
          </table:table-cell>
          <table:table-cell office:value-type="string" calcext:value-type="string">
            <text:p>A8:G13</text:p>
          </table:table-cell>
          <table:table-cell office:value-type="string" calcext:value-type="string">
            <text:p>← Don’t dele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cident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cident_Typ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Start</text:p>
          </table:table-cell>
        </table:table-row>
        <table:table-row table:style-name="ro1">
          <table:table-cell table:style-name="ce29" office:value-type="string" calcext:value-type="string">
            <text:p>Points failure</text:p>
          </table:table-cell>
          <table:table-cell table:style-name="ce29" office:value-type="string" calcext:value-type="string">
            <text:p>Between Station2 and Depot2, W-E on Test Line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0821563373351" calcext:value-type="float">
            <text:p>1.21</text:p>
          </table:table-cell>
          <table:table-cell table:style-name="ce30" office:value-type="float" office:value="0" calcext:value-type="float">
            <text:p>0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string" calcext:value-type="string">
            <text:p>*Train 43 at Between Station1 and Depot, E-W on Test Lin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.89391776839704" calcext:value-type="float">
            <text:p>1.8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nk</text:p>
          </table:table-cell>
          <table:table-cell office:value-type="string" calcext:value-type="string">
            <text:p>Station1 on Test Line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float" office:value="1.1080910240462" calcext:value-type="float">
            <text:p>1.1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string" calcext:value-type="string">
            <text:p>*Train 42 at Station2, E-W on Test Lin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.92606481785403" calcext:value-type="float">
            <text:p>1.9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string" calcext:value-type="string">
            <text:p>Station2 on Test Line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1.63378306604286" calcext:value-type="float">
            <text:p>1.6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30"/>
          <table:table-cell table:style-name="ce32"/>
          <table:table-cell table:style-name="ce30"/>
          <table:table-cell table:number-columns-repeated="2"/>
        </table:table-row>
        <table:table-row table:style-name="ro1">
          <table:table-cell table:number-columns-repeated="2"/>
          <table:table-cell table:style-name="ce30"/>
          <table:table-cell table:style-name="ce32"/>
          <table:table-cell table:style-name="ce30" table:number-columns-repeated="2"/>
          <table:table-cell/>
        </table:table-row>
        <table:table-row table:style-name="ro1">
          <table:table-cell table:number-columns-repeated="2"/>
          <table:table-cell table:style-name="ce30"/>
          <table:table-cell table:style-name="ce32"/>
          <table:table-cell table:style-name="ce30"/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ce30"/>
          <table:table-cell table:style-name="ce32"/>
          <table:table-cell table:style-name="ce30" table:number-columns-repeated="3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Data" table:base-cell-address="$Incidents.$B$6" table:cell-range-address="$Incidents.$A$8:.$F$9"/>
          <table:named-range table:name="Data_Range" table:base-cell-address="$Incidents.$B$1" table:cell-range-address="$Incidents.$B$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1:16:29.203270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18T09:18:33.965779560</meta:creation-date>
    <dc:date>2020-04-25T11:17:19.163878040</dc:date>
    <dc:creator>Simon Lambourn</dc:creator>
    <meta:editing-duration>PT20H59M19S</meta:editing-duration>
    <meta:editing-cycles>112</meta:editing-cycles>
    <meta:generator>LibreOffice/6.3.5.2$Linux_X86_64 LibreOffice_project/30$Build-2</meta:generator>
    <meta:document-statistic meta:table-count="4" meta:cell-count="265" meta:object-count="8"/>
  </office:meta>
</office:document-meta>
</file>